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loext:graphic-properties draw:fill="none" draw:fill-color="#ffffff"/>
      <style:text-properties fo:font-style="normal" style:font-style-asian="normal" style:font-style-complex="normal"/>
    </style:style>
    <style:style style:name="P6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2.062cm" fo:min-width="3.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" svg:stroke-width="0.03cm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stroke-dash="Fine_20_Dashed" svg:stroke-width="0.03cm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7.194cm" svg:height="6.483cm" draw:transform="rotate (-1.5707963267949) translate (14.6632083333333cm 1.296458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" draw:name="Shape2" draw:style-name="gr2" draw:text-style-name="P2" svg:x1="8.158cm" svg:y1="0.189cm" svg:x2="8.174cm" svg:y2="9.668cm"><text:p/></draw:line><draw:line text:anchor-type="paragraph" draw:z-index="2" draw:name="Shape2" draw:style-name="gr2" draw:text-style-name="P2" svg:x1="14.63cm" svg:y1="0.231cm" svg:x2="14.646cm" svg:y2="9.71cm"><text:p/></draw:line><draw:line text:anchor-type="paragraph" draw:z-index="3" draw:name="Shape2" draw:style-name="gr2" draw:text-style-name="P2" svg:x1="5.821cm" svg:y1="0.004cm" svg:x2="8.181cm" svg:y2="1.297cm"><text:p/></draw:line><draw:line text:anchor-type="paragraph" draw:z-index="4" draw:name="Shape2" draw:style-name="gr3" draw:text-style-name="P2" svg:x1="4.838cm" svg:y1="1.224cm" svg:x2="10.452cm" svg:y2="1.296cm"><text:p/></draw:line><draw:line text:anchor-type="paragraph" draw:z-index="5" draw:name="Shape2" draw:style-name="gr2" draw:text-style-name="P2" svg:x1="4.399cm" svg:y1="3.092cm" svg:x2="8.181cm" svg:y2="1.296cm"><text:p/></draw:line><draw:line text:anchor-type="paragraph" draw:z-index="6" draw:name="Shape2" draw:style-name="gr3" draw:text-style-name="P2" svg:x1="5.219cm" svg:y1="2.702cm" svg:x2="8.158cm" svg:y2="8.489cm"><text:p/></draw:line><draw:line text:anchor-type="paragraph" draw:z-index="7" draw:name="Shape2" draw:style-name="gr3" draw:text-style-name="P2" svg:x1="9.564cm" svg:y1="4.865cm" svg:x2="15.178cm" svg:y2="4.937cm"><text:p/></draw:line><draw:path text:anchor-type="paragraph" draw:z-index="8" draw:name="Shape3" draw:style-name="gr4" draw:text-style-name="P2" svg:width="0.244cm" svg:height="0.283cm" draw:transform="rotate (-2.97072491981955) translate (7.43017983691761cm 1.18658536647376cm)" svg:viewBox="0 0 245 284" svg:d="M0 284c353 0 221-284 221-284"><text:p/></draw:path><draw:path text:anchor-type="paragraph" draw:z-index="9" draw:name="Shape4" draw:style-name="gr4" draw:text-style-name="P2" svg:width="0.289cm" svg:height="0.338cm" draw:transform="rotate (-2.76215807420623) translate (14.0178287302166cm 4.83013251255616cm)" svg:viewBox="0 0 290 339" svg:d="M0 339c319 0 289-339 289-339"><text:p/></draw:path><draw:path text:anchor-type="paragraph" draw:z-index="10" draw:name="Shape5" draw:style-name="gr4" draw:text-style-name="P2" svg:width="0.259cm" svg:height="0.263cm" draw:transform="rotate (1.04824474874779) translate (7.82284722222222cm 7.80873611111111cm)" svg:viewBox="0 0 260 264" svg:d="M0 0c254 0 260 264 260 264"><text:p/></draw:path><draw:frame text:anchor-type="paragraph" draw:z-index="11" draw:name="Shape6" draw:style-name="gr5" draw:text-style-name="P3" svg:width="0.195cm" svg:height="0.518cm" svg:x="6.892cm" svg:y="0.646cm"><draw:text-box><text:p><text:span text:style-name="T1">i</text:span></text:p></draw:text-box></draw:frame><draw:frame text:anchor-type="paragraph" draw:z-index="12" draw:name="Shape6" draw:style-name="gr5" draw:text-style-name="P3" svg:width="0.195cm" svg:height="0.518cm" svg:x="13.402cm" svg:y="4.348cm"><draw:text-box><text:p><text:span text:style-name="T1">i</text:span></text:p></draw:text-box></draw:frame><draw:frame text:anchor-type="paragraph" draw:z-index="13" draw:name="Shape6" draw:style-name="gr5" draw:text-style-name="P3" svg:width="0.195cm" svg:height="0.518cm" svg:x="7.832cm" svg:y="7.161cm"><draw:text-box><text:p><text:span text:style-name="T1">i</text:span></text:p></draw:text-box></draw:frame><draw:frame text:anchor-type="paragraph" draw:z-index="14" draw:name="Shape6" draw:style-name="gr5" draw:text-style-name="P5" svg:width="0.331cm" svg:height="0.518cm" svg:x="5.029cm" svg:y="2.099cm"><draw:text-box><text:p text:style-name="P4"><text:span text:style-name="T2">D</text:span></text:p></draw:text-box></draw:frame><draw:frame text:anchor-type="paragraph" draw:z-index="15" draw:name="Shape6" draw:style-name="gr5" draw:text-style-name="P5" svg:width="0.331cm" svg:height="0.518cm" svg:x="8.313cm" svg:y="0.707cm"><draw:text-box><text:p text:style-name="P4"><text:span text:style-name="T2">A</text:span></text:p></draw:text-box></draw:frame><draw:frame text:anchor-type="paragraph" draw:z-index="16" draw:name="Shape6" draw:style-name="gr5" draw:text-style-name="P5" svg:width="0.331cm" svg:height="0.518cm" svg:x="14.79cm" svg:y="4.348cm"><draw:text-box><text:p text:style-name="P4"><text:span text:style-name="T2">B</text:span></text:p></draw:text-box></draw:frame><draw:frame text:anchor-type="paragraph" draw:z-index="17" draw:name="Shape6" draw:style-name="gr5" draw:text-style-name="P5" svg:width="0.331cm" svg:height="0.518cm" svg:x="8.331cm" svg:y="8.541cm"><draw:text-box><text:p text:style-name="P4"><text:span text:style-name="T2">C</text:span></text:p></draw:text-box></draw:frame><draw:line text:anchor-type="paragraph" draw:z-index="18" draw:name="Shape7" draw:style-name="gr2" draw:text-style-name="P2" svg:x1="6.456cm" svg:y1="0.309cm" svg:x2="6.295cm" svg:y2="0.004cm"><text:p/></draw:line><draw:line text:anchor-type="paragraph" draw:z-index="19" draw:name="Shape7" draw:style-name="gr2" draw:text-style-name="P2" svg:x1="10.792cm" svg:y1="2.722cm" svg:x2="10.631cm" svg:y2="2.417cm"><text:p/></draw:line><draw:line text:anchor-type="paragraph" draw:z-index="20" draw:name="Shape7" draw:style-name="gr2" draw:text-style-name="P2" svg:x1="11.021cm" svg:y1="2.866cm" svg:x2="10.86cm" svg:y2="2.561cm"><text:p/></draw:line><draw:line text:anchor-type="paragraph" draw:z-index="21" draw:name="Shape7" draw:style-name="gr2" draw:text-style-name="P2" svg:x1="6.456cm" svg:y1="0.358cm" svg:x2="6.066cm" svg:y2="0.467cm"><text:p/></draw:line><draw:line text:anchor-type="paragraph" draw:z-index="22" draw:name="Shape7" draw:style-name="gr2" draw:text-style-name="P2" svg:x1="10.748cm" svg:y1="2.722cm" svg:x2="10.358cm" svg:y2="2.831cm"><text:p/></draw:line><draw:line text:anchor-type="paragraph" draw:z-index="23" draw:name="Shape7" draw:style-name="gr2" draw:text-style-name="P2" svg:x1="10.977cm" svg:y1="2.866cm" svg:x2="10.587cm" svg:y2="2.975cm"><text:p/></draw:line><draw:line text:anchor-type="paragraph" draw:z-index="24" draw:name="Shape7" draw:style-name="gr2" draw:text-style-name="P2" svg:x1="11.07cm" svg:y1="7.218cm" svg:x2="10.673cm" svg:y2="7.158cm"><text:p/></draw:line><draw:line text:anchor-type="paragraph" draw:z-index="25" draw:name="Shape7" draw:style-name="gr2" draw:text-style-name="P2" svg:x1="11.349cm" svg:y1="7.022cm" svg:x2="10.952cm" svg:y2="6.962cm"><text:p/></draw:line><draw:line text:anchor-type="paragraph" draw:z-index="26" draw:name="Shape7" draw:style-name="gr2" draw:text-style-name="P2" svg:x1="10.952cm" svg:y1="6.962cm" svg:x2="11.03cm" svg:y2="6.599cm"><text:p/></draw:line><draw:line text:anchor-type="paragraph" draw:z-index="27" draw:name="Shape7" draw:style-name="gr2" draw:text-style-name="P2" svg:x1="10.952cm" svg:y1="6.962cm" svg:x2="11.03cm" svg:y2="6.599cm"><text:p/></draw:line><draw:line text:anchor-type="paragraph" draw:z-index="28" draw:name="Shape7" draw:style-name="gr2" draw:text-style-name="P2" svg:x1="10.656cm" svg:y1="7.098cm" svg:x2="10.734cm" svg:y2="6.735cm"><text:p/></draw:line><draw:line text:anchor-type="paragraph" draw:z-index="29" draw:name="Shape7" draw:style-name="gr2" draw:text-style-name="P2" svg:x1="6.244cm" svg:y1="2.196cm" svg:x2="6.322cm" svg:y2="1.833cm"><text:p/></draw:line><draw:line text:anchor-type="paragraph" draw:z-index="30" draw:name="Shape7" draw:style-name="gr2" draw:text-style-name="P2" svg:x1="6.659cm" svg:y1="2.298cm" svg:x2="6.262cm" svg:y2="2.238cm"><text:p/></draw:line><draw:frame text:anchor-type="paragraph" draw:z-index="31" draw:name="Shape6" draw:style-name="gr5" draw:text-style-name="P7" svg:width="0.331cm" svg:height="0.518cm" svg:x="4.443cm" svg:y="3.14cm"><draw:text-box><text:p text:style-name="P6"><text:span text:style-name="T3">1</text:span></text:p></draw:text-box></draw:frame><draw:line text:anchor-type="paragraph" draw:z-index="32" draw:name="Shape2" draw:style-name="gr2" draw:text-style-name="P2" svg:x1="6.431cm" svg:y1="9.307cm" svg:x2="8.181cm" svg:y2="8.49cm"><text:p/></draw:line><draw:line text:anchor-type="paragraph" draw:z-index="33" draw:name="Shape7" draw:style-name="gr2" draw:text-style-name="P2" svg:x1="6.752cm" svg:y1="9.13cm" svg:x2="6.83cm" svg:y2="8.767cm"><text:p/></draw:line><draw:line text:anchor-type="paragraph" draw:z-index="34" draw:name="Shape7" draw:style-name="gr2" draw:text-style-name="P2" svg:x1="7.049cm" svg:y1="9.003cm" svg:x2="7.127cm" svg:y2="8.64cm"><text:p/></draw:line><draw:line text:anchor-type="paragraph" draw:z-index="35" draw:name="Shape7" draw:style-name="gr2" draw:text-style-name="P2" svg:x1="7.158cm" svg:y1="9.25cm" svg:x2="6.761cm" svg:y2="9.19cm"><text:p/></draw:line><draw:line text:anchor-type="paragraph" draw:z-index="36" draw:name="Shape7" draw:style-name="gr2" draw:text-style-name="P2" svg:x1="7.446cm" svg:y1="9.063cm" svg:x2="7.049cm" svg:y2="9.003cm"><text:p/></draw:line><draw:frame text:anchor-type="paragraph" draw:z-index="37" draw:name="Shape6" draw:style-name="gr5" draw:text-style-name="P7" svg:width="0.331cm" svg:height="0.518cm" svg:x="6.101cm" svg:y="8.684cm"><draw:text-box><text:p text:style-name="P6"><text:span text:style-name="T3">2</text:span></text:p></draw:text-box></draw:frame><draw:line text:anchor-type="paragraph" draw:z-index="38" draw:name="Shape2" draw:style-name="gr6" draw:text-style-name="P2" svg:x1="8.158cm" svg:y1="9.306cm" svg:x2="10.76cm" svg:y2="9.306cm"><text:p/></draw:line><draw:line text:anchor-type="paragraph" draw:z-index="39" draw:name="Shape2" draw:style-name="gr6" draw:text-style-name="P2" svg:x1="11.453cm" svg:y1="9.31cm" svg:x2="14.63cm" svg:y2="9.315cm"><text:p/></draw:line><draw:frame text:anchor-type="paragraph" draw:z-index="40" draw:name="Shape6" draw:style-name="gr5" draw:text-style-name="P5" svg:width="0.331cm" svg:height="0.518cm" svg:x="11.04cm" svg:y="9.049cm"><draw:text-box><text:p text:style-name="P4"><text:span text:style-name="T2">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1:52:34.656102733</meta:creation-date>
    <dc:date>2020-10-14T12:08:12.444003861</dc:date>
    <meta:editing-duration>PT15M3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